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FreeMono" fo:font-size="10pt" officeooo:rsid="001baf37" officeooo:paragraph-rsid="001baf37" style:font-size-asian="10pt" style:font-size-complex="10pt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officeooo:rsid="001baf37" officeooo:paragraph-rsid="001baf37" style:font-size-asian="10pt" style:font-size-complex="10pt"/>
    </style:style>
    <style:style style:name="P3" style:family="paragraph" style:parent-style-name="Standard">
      <style:text-properties style:font-name="FreeMono" fo:font-size="10pt" officeooo:rsid="001c9187" officeooo:paragraph-rsid="001c9187" style:font-size-asian="10pt" style:font-size-complex="10pt"/>
    </style:style>
    <style:style style:name="P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officeooo:rsid="001c9187" officeooo:paragraph-rsid="001c9187" style:font-size-asian="10pt" style:font-size-complex="10pt"/>
    </style:style>
    <style:style style:name="P5" style:family="paragraph" style:parent-style-name="Standard">
      <style:text-properties style:font-name="Ubuntu" fo:font-size="12pt" officeooo:rsid="001baf37" officeooo:paragraph-rsid="001baf37" style:font-size-asian="12pt" style:font-size-complex="12pt"/>
    </style:style>
    <style:style style:name="P6" style:family="paragraph" style:parent-style-name="Standard">
      <style:text-properties style:font-name="Ubuntu" fo:font-size="12pt" officeooo:rsid="001c9187" officeooo:paragraph-rsid="001c9187" style:font-size-asian="12pt" style:font-size-complex="12pt"/>
    </style:style>
    <style:style style:name="T1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cc7832" loext:opacity="100%" fo:font-size="12pt" fo:font-style="normal" fo:font-weight="normal" style:font-size-asian="12pt" style:font-style-asian="normal" style:font-weight-asian="normal"/>
    </style:style>
    <style:style style:name="T3" style:family="text">
      <style:text-properties fo:color="#cc7832" loext:opacity="100%" fo:font-style="normal" fo:font-weight="normal" style:font-style-asian="normal" style:font-weight-asian="normal"/>
    </style:style>
    <style:style style:name="T4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a9b7c6" loext:opacity="100%" style:font-name="JetBrains Mono" fo:font-size="12pt" fo:font-style="italic" fo:font-weight="normal" style:font-size-asian="12pt" style:font-style-asian="italic" style:font-weight-asian="normal"/>
    </style:style>
    <style:style style:name="T6" style:family="text">
      <style:text-properties fo:color="#a9b7c6" loext:opacity="100%" fo:font-size="12pt" fo:font-style="normal" fo:font-weight="normal" style:font-size-asian="12pt" style:font-style-asian="normal" style:font-weight-asian="normal"/>
    </style:style>
    <style:style style:name="T7" style:family="text">
      <style:text-properties fo:color="#a9b7c6" loext:opacity="100%" fo:font-size="12pt" fo:font-style="italic" fo:font-weight="normal" style:font-size-asian="12pt" style:font-style-asian="italic" style:font-weight-asian="normal"/>
    </style:style>
    <style:style style:name="T8" style:family="text">
      <style:text-properties fo:color="#a9b7c6" loext:opacity="100%" fo:font-style="normal" fo:font-weight="normal" style:font-style-asian="normal" style:font-weight-asian="normal"/>
    </style:style>
    <style:style style:name="T9" style:family="text">
      <style:text-properties fo:color="#a9b7c6" loext:opacity="100%" fo:font-style="italic" fo:font-weight="normal" style:font-style-asian="italic" style:font-weight-asian="normal"/>
    </style:style>
    <style:style style:name="T10" style:family="text">
      <style:text-properties fo:color="#9876aa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9876aa" loext:opacity="100%" style:font-name="JetBrains Mono" fo:font-size="12pt" fo:font-style="italic" fo:font-weight="normal" style:font-size-asian="12pt" style:font-style-asian="italic" style:font-weight-asian="normal"/>
    </style:style>
    <style:style style:name="T12" style:family="text">
      <style:text-properties fo:color="#9876aa" loext:opacity="100%" fo:font-size="12pt" fo:font-style="normal" fo:font-weight="normal" style:font-size-asian="12pt" style:font-style-asian="normal" style:font-weight-asian="normal"/>
    </style:style>
    <style:style style:name="T13" style:family="text">
      <style:text-properties fo:color="#9876aa" loext:opacity="100%" fo:font-size="12pt" fo:font-style="italic" fo:font-weight="normal" style:font-size-asian="12pt" style:font-style-asian="italic" style:font-weight-asian="normal"/>
    </style:style>
    <style:style style:name="T14" style:family="text">
      <style:text-properties fo:color="#9876aa" loext:opacity="100%" fo:font-style="normal" fo:font-weight="normal" style:font-style-asian="normal" style:font-weight-asian="normal"/>
    </style:style>
    <style:style style:name="T15" style:family="text">
      <style:text-properties fo:color="#9876aa" loext:opacity="100%" fo:font-style="italic" fo:font-weight="normal" style:font-style-asian="italic" style:font-weight-asian="normal"/>
    </style:style>
    <style:style style:name="T16" style:family="text">
      <style:text-properties fo:color="#ffc66d" loext:opacity="100%" style:font-name="JetBrains Mono" fo:font-size="12pt" fo:font-style="normal" fo:font-weight="normal" style:font-size-asian="12pt" style:font-style-asian="normal" style:font-weight-asian="normal"/>
    </style:style>
    <style:style style:name="T17" style:family="text">
      <style:text-properties fo:color="#ffc66d" loext:opacity="100%" fo:font-size="12pt" fo:font-style="normal" fo:font-weight="normal" style:font-size-asian="12pt" style:font-style-asian="normal" style:font-weight-asian="normal"/>
    </style:style>
    <style:style style:name="T18" style:family="text">
      <style:text-properties fo:color="#ffc66d" loext:opacity="100%" fo:font-style="normal" fo:font-weight="normal" style:font-style-asian="normal" style:font-weight-asian="normal"/>
    </style:style>
    <style:style style:name="T19" style:family="text">
      <style:text-properties fo:color="#bbb529" loext:opacity="100%" style:font-name="JetBrains Mono" fo:font-size="12pt" fo:font-style="normal" fo:font-weight="normal" style:font-size-asian="12pt" style:font-style-asian="normal" style:font-weight-asian="normal"/>
    </style:style>
    <style:style style:name="T20" style:family="text">
      <style:text-properties fo:color="#bbb529" loext:opacity="100%" fo:font-size="12pt" fo:font-style="normal" fo:font-weight="normal" style:font-size-asian="12pt" style:font-style-asian="normal" style:font-weight-asian="normal"/>
    </style:style>
    <style:style style:name="T21" style:family="text">
      <style:text-properties fo:color="#bbb529" loext:opacity="100%" fo:font-style="normal" fo:font-weight="normal" style:font-style-asian="normal" style:font-weight-asian="normal"/>
    </style:style>
    <style:style style:name="T22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/>
    </style:style>
    <style:style style:name="T23" style:family="text">
      <style:text-properties fo:color="#6a8759" loext:opacity="100%" fo:font-size="12pt" fo:font-style="normal" fo:font-weight="normal" style:font-size-asian="12pt" style:font-style-asian="normal" style:font-weight-asian="normal"/>
    </style:style>
    <style:style style:name="T24" style:family="text">
      <style:text-properties fo:color="#6a8759" loext:opacity="100%" fo:font-style="normal" fo:font-weight="normal" style:font-style-asian="normal" style:font-weight-asian="normal"/>
    </style:style>
    <style:style style:name="T25" style:family="text">
      <style:text-properties fo:color="#808080" loext:opacity="100%" style:font-name="JetBrains Mono" fo:font-size="12pt" fo:font-style="normal" fo:font-weight="normal" style:font-size-asian="12pt" style:font-style-asian="normal" style:font-weight-asian="normal"/>
    </style:style>
    <style:style style:name="T26" style:family="text">
      <style:text-properties fo:color="#808080" loext:opacity="100%" fo:font-size="12pt" fo:font-style="normal" fo:font-weight="normal" style:font-size-asian="12pt" style:font-style-asian="normal" style:font-weight-asian="normal"/>
    </style:style>
    <style:style style:name="T27" style:family="text">
      <style:text-properties fo:color="#808080" loext:opacity="100%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tes de refactorizar:</text:p>
      <text:p text:style-name="P2"><text:span text:style-name="T3">package </text:span><text:span text:style-name="T8">sinLSP</text:span><text:span text:style-name="T3">;</text:span><text:line-break/><text:line-break/><text:span text:style-name="T3">public abstract class </text:span><text:span text:style-name="T8">Member {</text:span><text:line-break/><text:span text:style-name="T8"> <text:s text:c="3"/></text:span><text:span text:style-name="T3">private final </text:span><text:span text:style-name="T8">String </text:span><text:span text:style-name="T14">nombre</text:span><text:span text:style-name="T3">;</text:span><text:line-break/><text:line-break/><text:span text:style-name="T3"> <text:s text:c="3"/>public </text:span><text:span text:style-name="T18">Member</text:span><text:span text:style-name="T8">(String nombre) {</text:span><text:line-break/><text:span text:style-name="T8"> <text:s text:c="7"/></text:span><text:span text:style-name="T3">this</text:span><text:span text:style-name="T8">.</text:span><text:span text:style-name="T14">nombre </text:span><text:span text:style-name="T8">= nombre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3">public </text:span><text:span text:style-name="T8">String </text:span><text:span text:style-name="T18">getNombre</text:span><text:span text:style-name="T8">() {</text:span><text:line-break/><text:span text:style-name="T8"> <text:s text:c="7"/></text:span><text:span text:style-name="T3">return </text:span><text:span text:style-name="T14">nombre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3">public abstract void </text:span><text:span text:style-name="T18">joinTournament</text:span><text:span text:style-name="T8">()</text:span><text:span text:style-name="T3">;</text:span><text:line-break/><text:span text:style-name="T3"> <text:s text:c="3"/>public abstract void </text:span><text:span text:style-name="T18">organizeTournament</text:span><text:span text:style-name="T8">()</text:span><text:span text:style-name="T3">;</text:span><text:line-break/><text:span text:style-name="T8">}</text:span><text:line-break/><text:line-break/></text:p>
      <text:p text:style-name="P2"><text:span text:style-name="T3">package </text:span><text:span text:style-name="T8">sinLSP</text:span><text:span text:style-name="T3">;</text:span><text:line-break/><text:line-break/><text:span text:style-name="T3">public class </text:span><text:span text:style-name="T8">PremiumMember </text:span><text:span text:style-name="T3">extends </text:span><text:span text:style-name="T8">Member {</text:span><text:line-break/><text:span text:style-name="T8"> <text:s text:c="3"/></text:span><text:span text:style-name="T3">public </text:span><text:span text:style-name="T18">PremiumMember</text:span><text:span text:style-name="T8">(String nombre) {</text:span><text:line-break/><text:span text:style-name="T8"> <text:s text:c="7"/></text:span><text:span text:style-name="T3">super</text:span><text:span text:style-name="T8">(nombre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21">@Override</text:span><text:line-break/><text:span text:style-name="T21"> <text:s text:c="3"/></text:span><text:span text:style-name="T3">public void </text:span><text:span text:style-name="T18">join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se une a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21">@Override</text:span><text:line-break/><text:span text:style-name="T21"> <text:s text:c="3"/></text:span><text:span text:style-name="T3">public void </text:span><text:span text:style-name="T18">organize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organiza e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span text:style-name="T8">}</text:span><text:line-break/></text:p>
      <text:p text:style-name="P2"><text:span text:style-name="T3">package </text:span><text:span text:style-name="T8">sinLSP</text:span><text:span text:style-name="T3">;</text:span><text:line-break/><text:line-break/><text:span text:style-name="T3">public class </text:span><text:span text:style-name="T8">VipMember </text:span><text:span text:style-name="T3">extends </text:span><text:span text:style-name="T8">Member {</text:span><text:line-break/><text:span text:style-name="T8"> <text:s text:c="3"/></text:span><text:span text:style-name="T3">public </text:span><text:span text:style-name="T18">VipMember</text:span><text:span text:style-name="T8">(String nombre) {</text:span><text:line-break/><text:span text:style-name="T8"> <text:s text:c="7"/></text:span><text:span text:style-name="T3">super</text:span><text:span text:style-name="T8">(nombre)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21">@Override</text:span><text:line-break/><text:span text:style-name="T21"> <text:s text:c="3"/></text:span><text:span text:style-name="T3">public void </text:span><text:span text:style-name="T18">join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se une a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21">@Override</text:span><text:line-break/><text:span text:style-name="T21"> <text:s text:c="3"/></text:span><text:span text:style-name="T3">public void </text:span><text:span text:style-name="T18">organize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organiza e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span text:style-name="T8">}</text:span><text:line-break/></text:p>
      <text:p text:style-name="P2"><text:span text:style-name="T3">package </text:span><text:span text:style-name="T8">sinLSP</text:span><text:span text:style-name="T3">;</text:span><text:line-break/><text:line-break/><text:span text:style-name="T3">public class </text:span><text:span text:style-name="T8">FreeMember </text:span><text:span text:style-name="T3">extends </text:span><text:span text:style-name="T8">Member {</text:span><text:line-break/><text:span text:style-name="T8"> <text:s text:c="3"/></text:span><text:span text:style-name="T3">public </text:span><text:span text:style-name="T18">FreeMember</text:span><text:span text:style-name="T8">(String nombre) {</text:span><text:line-break/><text:span text:style-name="T8"> <text:s text:c="7"/></text:span><text:span text:style-name="T3">super</text:span><text:span text:style-name="T8">(nombre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21">@Override</text:span><text:line-break/><text:span text:style-name="T21"> <text:s text:c="3"/></text:span><text:span text:style-name="T3">public void </text:span><text:span text:style-name="T18">join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se une a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27">// No es compatible con LSP:</text:span><text:line-break/><text:span text:style-name="T27"> <text:s text:c="3"/></text:span><text:span text:style-name="T21">@Override</text:span><text:line-break/><text:span text:style-name="T21"> <text:s text:c="3"/></text:span><text:span text:style-name="T3">public void </text:span><text:span text:style-name="T18">organize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no puede organizar torneos!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span text:style-name="T8">}</text:span><text:line-break/></text:p>
      <text:p text:style-name="P2"><text:soft-page-break/><text:span text:style-name="T3">package </text:span><text:span text:style-name="T8">sinLSP</text:span><text:span text:style-name="T3">;</text:span><text:line-break/><text:line-break/><text:span text:style-name="T3">import </text:span><text:span text:style-name="T8">java.util.List</text:span><text:span text:style-name="T3">;</text:span><text:line-break/><text:line-break/><text:span text:style-name="T3">public class </text:span><text:span text:style-name="T8">Main {</text:span><text:line-break/><text:span text:style-name="T8"> <text:s text:c="3"/></text:span><text:span text:style-name="T3">public static void </text:span><text:span text:style-name="T18">main</text:span><text:span text:style-name="T8">(String[] args) {</text:span><text:line-break/><text:span text:style-name="T8"> <text:s text:c="7"/>List&lt;Member&gt; miembros = List.</text:span><text:span text:style-name="T9">of</text:span><text:span text:style-name="T8">(</text:span><text:line-break/><text:span text:style-name="T8"> <text:s text:c="15"/></text:span><text:span text:style-name="T3">new </text:span><text:span text:style-name="T8">PremiumMember(</text:span><text:span text:style-name="T24">"Abejita Azul"</text:span><text:span text:style-name="T8">)</text:span><text:span text:style-name="T3">,</text:span><text:line-break/><text:span text:style-name="T3"> <text:s text:c="15"/>new </text:span><text:span text:style-name="T8">VipMember(</text:span><text:span text:style-name="T24">"Kaperucita Feliz"</text:span><text:span text:style-name="T8">)</text:span><text:span text:style-name="T3">,</text:span><text:line-break/><text:span text:style-name="T3"> <text:s text:c="15"/>new </text:span><text:span text:style-name="T8">FreeMember(</text:span><text:span text:style-name="T24">"Inspectora Motita"</text:span><text:span text:style-name="T8">)</text:span><text:line-break/><text:span text:style-name="T8"> <text:s text:c="7"/>)</text:span><text:span text:style-name="T3">;</text:span><text:line-break/><text:span text:style-name="T3"> <text:s text:c="7"/>for</text:span><text:span text:style-name="T8">(Member miembro : miembros){</text:span><text:line-break/><text:span text:style-name="T8"> <text:s text:c="11"/>miembro.joinTournament()</text:span><text:span text:style-name="T3">;</text:span><text:line-break/><text:span text:style-name="T3"> <text:s text:c="11"/></text:span><text:span text:style-name="T8">miembro.organizeTournament()</text:span><text:span text:style-name="T3">; </text:span><text:span text:style-name="T27">// No es compatible con LSP</text:span><text:line-break/><text:span text:style-name="T27"> <text:s text:c="7"/></text:span><text:span text:style-name="T8">}</text:span><text:line-break/><text:span text:style-name="T8"> <text:s text:c="3"/>}</text:span><text:line-break/><text:span text:style-name="T8">}</text:span><text:line-break/></text:p>
      <text:p text:style-name="P1"/>
      <text:p text:style-name="P1"/>
      <text:p text:style-name="P6">Luego de refactorizar:</text:p>
      <text:p text:style-name="P3"/>
      <text:p text:style-name="P4"><text:span text:style-name="T3">package </text:span><text:span text:style-name="T8">conLSP</text:span><text:span text:style-name="T3">;</text:span><text:line-break/><text:line-break/><text:span text:style-name="T3">public abstract class </text:span><text:span text:style-name="T8">Member {</text:span><text:line-break/><text:span text:style-name="T8"> <text:s text:c="3"/></text:span><text:span text:style-name="T3">private final </text:span><text:span text:style-name="T8">String </text:span><text:span text:style-name="T14">nombre</text:span><text:span text:style-name="T3">;</text:span><text:line-break/><text:line-break/><text:span text:style-name="T3"> <text:s text:c="3"/>public </text:span><text:span text:style-name="T18">Member</text:span><text:span text:style-name="T8">(String nombre) {</text:span><text:line-break/><text:span text:style-name="T8"> <text:s text:c="7"/></text:span><text:span text:style-name="T3">this</text:span><text:span text:style-name="T8">.</text:span><text:span text:style-name="T14">nombre </text:span><text:span text:style-name="T8">= nombre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3">public </text:span><text:span text:style-name="T8">String </text:span><text:span text:style-name="T18">getNombre</text:span><text:span text:style-name="T8">() {</text:span><text:line-break/><text:span text:style-name="T8"> <text:s text:c="7"/></text:span><text:span text:style-name="T3">return </text:span><text:span text:style-name="T14">nombre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3">public abstract void </text:span><text:span text:style-name="T18">joinTournament</text:span><text:span text:style-name="T8">()</text:span><text:span text:style-name="T3">;</text:span><text:line-break/><text:line-break/><text:span text:style-name="T8">}</text:span><text:line-break/><text:line-break/></text:p>
      <text:p text:style-name="P3"/>
      <text:p text:style-name="P4"><text:span text:style-name="T3">package </text:span><text:span text:style-name="T8">conLSP</text:span><text:span text:style-name="T3">;</text:span><text:line-break/><text:line-break/><text:span text:style-name="T3">public interface </text:span><text:span text:style-name="T8">TopMember {</text:span><text:line-break/><text:span text:style-name="T8"> <text:s text:c="3"/></text:span><text:span text:style-name="T3">public void </text:span><text:span text:style-name="T18">organizeTournament</text:span><text:span text:style-name="T8">()</text:span><text:span text:style-name="T3">;</text:span><text:line-break/><text:span text:style-name="T8">}</text:span><text:line-break/></text:p>
      <text:p text:style-name="P3"/>
      <text:p text:style-name="P4"><text:span text:style-name="T3">package </text:span><text:span text:style-name="T8">conLSP</text:span><text:span text:style-name="T3">;</text:span><text:line-break/><text:line-break/><text:span text:style-name="T3">public class </text:span><text:span text:style-name="T8">PremiumMember </text:span><text:span text:style-name="T3">extends </text:span><text:span text:style-name="T8">Member </text:span><text:span text:style-name="T3">implements <text:s/></text:span><text:span text:style-name="T8">TopMember{</text:span><text:line-break/><text:span text:style-name="T8"> <text:s text:c="3"/></text:span><text:span text:style-name="T3">public </text:span><text:span text:style-name="T18">PremiumMember</text:span><text:span text:style-name="T8">(String nombre) {</text:span><text:line-break/><text:span text:style-name="T8"> <text:s text:c="7"/></text:span><text:span text:style-name="T3">super</text:span><text:span text:style-name="T8">(nombre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21">@Override</text:span><text:line-break/><text:span text:style-name="T21"> <text:s text:c="3"/></text:span><text:span text:style-name="T3">public void </text:span><text:span text:style-name="T18">join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se une a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21">@Override</text:span><text:line-break/><text:span text:style-name="T21"> <text:s text:c="3"/></text:span><text:span text:style-name="T3">public void </text:span><text:span text:style-name="T18">organize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organiza e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span text:style-name="T8">}</text:span><text:line-break/></text:p>
      <text:p text:style-name="P3"/>
      <text:p text:style-name="P4"><text:span text:style-name="T3">package </text:span><text:span text:style-name="T8">conLSP</text:span><text:span text:style-name="T3">;</text:span><text:line-break/><text:line-break/><text:span text:style-name="T3">public class </text:span><text:span text:style-name="T8">VipMember </text:span><text:span text:style-name="T3">extends </text:span><text:span text:style-name="T8">Member </text:span><text:span text:style-name="T3">implements </text:span><text:span text:style-name="T8">TopMember{</text:span><text:line-break/><text:span text:style-name="T8"> <text:s text:c="3"/></text:span><text:span text:style-name="T3">public </text:span><text:span text:style-name="T18">VipMember</text:span><text:span text:style-name="T8">(String nombre) {</text:span><text:line-break/><text:span text:style-name="T8"> <text:s text:c="7"/></text:span><text:span text:style-name="T3">super</text:span><text:span text:style-name="T8">(nombre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21">@Override</text:span><text:line-break/><text:soft-page-break/><text:span text:style-name="T21"> <text:s text:c="3"/></text:span><text:span text:style-name="T3">public void </text:span><text:span text:style-name="T18">join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se une a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21">@Override</text:span><text:line-break/><text:span text:style-name="T21"> <text:s text:c="3"/></text:span><text:span text:style-name="T3">public void </text:span><text:span text:style-name="T18">organize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organiza e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span text:style-name="T8">}</text:span><text:line-break/></text:p>
      <text:p text:style-name="P3"/>
      <text:p text:style-name="P4"><text:span text:style-name="T3">package </text:span><text:span text:style-name="T8">conLSP</text:span><text:span text:style-name="T3">;</text:span><text:line-break/><text:line-break/><text:span text:style-name="T3">public class </text:span><text:span text:style-name="T8">FreeMember </text:span><text:span text:style-name="T3">extends </text:span><text:span text:style-name="T8">Member {</text:span><text:line-break/><text:span text:style-name="T8"> <text:s text:c="3"/></text:span><text:span text:style-name="T3">public </text:span><text:span text:style-name="T18">FreeMember</text:span><text:span text:style-name="T8">(String nombre) {</text:span><text:line-break/><text:span text:style-name="T8"> <text:s text:c="7"/></text:span><text:span text:style-name="T3">super</text:span><text:span text:style-name="T8">(nombre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21">@Override</text:span><text:line-break/><text:span text:style-name="T21"> <text:s text:c="3"/></text:span><text:span text:style-name="T3">public void </text:span><text:span text:style-name="T18">joinTournament</text:span><text:span text:style-name="T8">() {</text:span><text:line-break/><text:span text:style-name="T8"> <text:s text:c="7"/>System.</text:span><text:span text:style-name="T15">out</text:span><text:span text:style-name="T8">.printf(</text:span><text:span text:style-name="T24">"Miembro %s se une al torneo</text:span><text:span text:style-name="T3">\n</text:span><text:span text:style-name="T24">"</text:span><text:span text:style-name="T3">, </text:span><text:span text:style-name="T8">getNombre())</text:span><text:span text:style-name="T3">;</text:span><text:line-break/><text:span text:style-name="T3"> <text:s text:c="3"/></text:span><text:span text:style-name="T8">}</text:span><text:line-break/><text:span text:style-name="T8">}</text:span><text:line-break/><text:line-break/></text:p>
      <text:p text:style-name="P3"/>
      <text:p text:style-name="P4"><text:span text:style-name="T3">package </text:span><text:span text:style-name="T8">conLSP</text:span><text:span text:style-name="T3">;</text:span><text:line-break/><text:line-break/><text:span text:style-name="T3">import </text:span><text:span text:style-name="T8">java.util.List</text:span><text:span text:style-name="T3">;</text:span><text:line-break/><text:line-break/><text:span text:style-name="T3">public class </text:span><text:span text:style-name="T8">Main {</text:span><text:line-break/><text:span text:style-name="T8"> <text:s text:c="3"/></text:span><text:span text:style-name="T3">public static void </text:span><text:span text:style-name="T18">main</text:span><text:span text:style-name="T8">(String[] args) {</text:span><text:line-break/><text:span text:style-name="T8"> <text:s text:c="7"/>List&lt;TopMember&gt; miembrosTop = List.</text:span><text:span text:style-name="T9">of</text:span><text:span text:style-name="T8">(</text:span><text:line-break/><text:span text:style-name="T8"> <text:s text:c="15"/></text:span><text:span text:style-name="T3">new </text:span><text:span text:style-name="T8">PremiumMember(</text:span><text:span text:style-name="T24">"Abejita Azul"</text:span><text:span text:style-name="T8">)</text:span><text:span text:style-name="T3">,</text:span><text:line-break/><text:span text:style-name="T3"> <text:s text:c="15"/>new </text:span><text:span text:style-name="T8">VipMember(</text:span><text:span text:style-name="T24">"Kaperucita Feliz"</text:span><text:span text:style-name="T8">)</text:span><text:line-break/><text:span text:style-name="T8"> <text:s text:c="7"/>)</text:span><text:span text:style-name="T3">;</text:span><text:line-break/><text:span text:style-name="T3"> <text:s text:c="7"/>for</text:span><text:span text:style-name="T8">(TopMember miembro : miembrosTop){</text:span><text:line-break/><text:span text:style-name="T8"> <text:s text:c="11"/>miembro.organizeTournament()</text:span><text:span text:style-name="T3">;</text:span><text:line-break/><text:span text:style-name="T3"> <text:s text:c="7"/></text:span><text:span text:style-name="T8">}</text:span><text:line-break/><text:line-break/><text:span text:style-name="T8"> <text:s text:c="7"/>List&lt;Member&gt; miembros = List.</text:span><text:span text:style-name="T9">of</text:span><text:span text:style-name="T8">(</text:span><text:line-break/><text:span text:style-name="T8"> <text:s text:c="15"/></text:span><text:span text:style-name="T3">new </text:span><text:span text:style-name="T8">PremiumMember(</text:span><text:span text:style-name="T24">"Abejita Azul"</text:span><text:span text:style-name="T8">)</text:span><text:span text:style-name="T3">,</text:span><text:line-break/><text:span text:style-name="T3"> <text:s text:c="15"/>new </text:span><text:span text:style-name="T8">VipMember(</text:span><text:span text:style-name="T24">"Kaperucita Feliz"</text:span><text:span text:style-name="T8">)</text:span><text:span text:style-name="T3">,</text:span><text:line-break/><text:span text:style-name="T3"> <text:s text:c="15"/>new </text:span><text:span text:style-name="T8">FreeMember(</text:span><text:span text:style-name="T24">"Inspectora Motita"</text:span><text:span text:style-name="T8">)</text:span><text:line-break/><text:span text:style-name="T8"> <text:s text:c="15"/>)</text:span><text:span text:style-name="T3">;</text:span><text:line-break/><text:span text:style-name="T3"> <text:s text:c="7"/>for</text:span><text:span text:style-name="T8">(Member miembro : miembros){</text:span><text:line-break/><text:span text:style-name="T8"> <text:s text:c="11"/>miembro.joinTournament()</text:span><text:span text:style-name="T3">;</text:span><text:line-break/><text:span text:style-name="T3"> <text:s text:c="7"/></text:span><text:span text:style-name="T8">}</text:span><text:line-break/><text:line-break/><text:span text:style-name="T8"> <text:s text:c="3"/>}</text:span><text:line-break/><text:span text:style-name="T8">}</text:span><text:lin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14:37.606311151</meta:creation-date>
    <dc:date>2023-05-15T11:19:07.874493487</dc:date>
    <meta:editing-duration>PT3M5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13" meta:word-count="415" meta:character-count="4156" meta:non-whitespace-character-count="3010"/>
  </office:meta>
</office:document-meta>
</file>